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807" officeooo:paragraph-rsid="0013a807"/>
    </style:style>
    <style:style style:name="P2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49pt double #000000" style:join-border="false"/>
      <style:text-properties officeooo:rsid="0013a8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</text:p>
      <text:p text:style-name="Standard"><text:s text:c="2"/>- name: Playbook for installation, software, application</text:p>
      <text:p text:style-name="Standard"><text:s text:c="4"/>hosts: localhost</text:p>
      <text:p text:style-name="Standard"/>
      <text:p text:style-name="Standard"><text:s text:c="4"/>vars_files:</text:p>
      <text:p text:style-name="Standard"><text:s text:c="6"/>- ../ansible/group_vars/all</text:p>
      <text:p text:style-name="Standard"><text:s text:c="6"/>- ../group_vars/all</text:p>
      <text:p text:style-name="Standard"><text:s text:c="6"/>- ../environments/{{ ENV }}/group_vars/all</text:p>
      <text:p text:style-name="Standard"/>
      <text:p text:style-name="Standard"><text:s text:c="4"/>tasks:</text:p>
      <text:p text:style-name="Standard"><text:s text:c="6"/>- include: ../ansible/tasks/setup_user.yml</text:p>
      <text:p text:style-name="Standard"/>
      <text:p text:style-name="Standard"><text:s text:c="6"/>- include: ../ansible/tasks/add_id_rsa.yml</text:p>
      <text:p text:style-name="Standard"/>
      <text:p text:style-name="Standard"><text:s text:c="6"/>- name: Remove local changes if exists</text:p>
      <text:p text:style-name="Standard"><text:s text:c="8"/>command: git checkout .</text:p>
      <text:p text:style-name="Standard"><text:s text:c="8"/>args:</text:p>
      <text:p text:style-name="Standard"><text:s text:c="10"/>chdir: "/home/{{ user_name }}/{{ project_dir }}/{{ app_name }}"</text:p>
      <text:p text:style-name="Standard"><text:s text:c="8"/>ignore_errors: yes</text:p>
      <text:p text:style-name="Standard"/>
      <text:p text:style-name="Standard"><text:s text:c="6"/>- include: ../ansible/tasks/git_clone_repo.yml repo_name="{{ item.repo }}"</text:p>
      <text:p text:style-name="Standard"><text:s text:c="8"/>with_items: "{{ ui_projects }}"</text:p>
      <text:p text:style-name="Standard"><text:s text:c="8"/>when: '"{{ item.app }}" == "{{ app_name }}"'</text:p>
      <text:p text:style-name="Standard"/>
      <text:p text:style-name="Standard"><text:s text:c="2"/># <text:s text:c="3"/>- include: ../ansible/tasks/jira_precheck.yml jira_project={{ item.jira_project }} email_group={{ item.email_group }}</text:p>
      <text:p text:style-name="Standard"><text:s text:c="2"/># <text:s text:c="5"/>with_items: "{{ ui_projects }}"</text:p>
      <text:p text:style-name="Standard"><text:s text:c="2"/># <text:s text:c="5"/>when:</text:p>
      <text:p text:style-name="Standard"><text:s text:c="2"/># <text:s text:c="7"/>- '"{{ENV}}" == "prod"'</text:p>
      <text:p text:style-name="Standard"><text:s text:c="2"/># <text:s text:c="7"/>- '"{{ item.app }}" == "{{ app_name }}"'</text:p>
      <text:p text:style-name="Standard"><text:s text:c="2"/># <text:s text:c="5"/>tags:</text:p>
      <text:p text:style-name="Standard"><text:s text:c="2"/># <text:s text:c="6"/>- jira_precheck</text:p>
      <text:p text:style-name="Standard"/>
      <text:p text:style-name="Standard"><text:s text:c="6"/>- name: purge old node modules</text:p>
      <text:p text:style-name="Standard"><text:s text:c="8"/>file: path="/home/{{ user_name }}/{{ project_dir }}/{{ app_name }}/node_modules" state=absent</text:p>
      <text:p text:style-name="Standard"/>
      <text:p text:style-name="Standard"><text:s text:c="6"/>- name: change permissions</text:p>
      <text:p text:style-name="Standard"><text:s text:c="8"/>file: dest=/home/{{ user_name }}/{{ project_dir }}/{{ app_name }} owner={{user_name}} group={{user_name}} mode=755 recurse=yes</text:p>
      <text:p text:style-name="Standard"/>
      <text:p text:style-name="Standard"><text:s text:c="4"/># <text:s/>- name: check node version</text:p>
      <text:p text:style-name="Standard"><text:s text:c="4"/># <text:s text:c="3"/>command: "node --version"</text:p>
      <text:p text:style-name="Standard"><text:s text:c="4"/># <text:s text:c="3"/>register: nodeversion</text:p>
      <text:p text:style-name="Standard"/>
      <text:p text:style-name="Standard"><text:s text:c="6"/>- name: npm install</text:p>
      <text:p text:style-name="Standard"><text:s text:c="8"/>command: npm install</text:p>
      <text:p text:style-name="Standard"><text:s text:c="8"/>args:</text:p>
      <text:p text:style-name="Standard"><text:s text:c="10"/>chdir: "/home/{{ user_name }}/{{ project_dir }}/{{ app_name }}"</text:p>
      <text:p text:style-name="Standard"><text:s text:c="8"/>become: yes</text:p>
      <text:p text:style-name="Standard"><text:s text:c="8"/>become_user: "{{ user_name }}"</text:p>
      <text:p text:style-name="Standard"/>
      <text:p text:style-name="Standard"><text:soft-page-break/><text:s text:c="6"/>- name: "npm run build-deploy --env={{ENV}}"</text:p>
      <text:p text:style-name="Standard"><text:s text:c="8"/>command: "npm run build-deploy --env={{ENV}}"</text:p>
      <text:p text:style-name="Standard"><text:s text:c="8"/>args:</text:p>
      <text:p text:style-name="Standard"><text:s text:c="10"/>chdir: "/home/{{ user_name }}/{{ project_dir }}/{{ app_name }}"</text:p>
      <text:p text:style-name="Standard"><text:s text:c="8"/>become: yes</text:p>
      <text:p text:style-name="Standard"><text:s text:c="8"/>become_user: "{{ user_name }}"</text:p>
      <text:p text:style-name="Standard"/>
      <text:p text:style-name="Standard"><text:s text:c="6"/>- name: create invalidation in cloudfront distribution</text:p>
      <text:p text:style-name="Standard"><text:s text:c="8"/>shell: aws cloudfront create-invalidation --distribution-id {{ item.cdn_id }} --paths "/*"</text:p>
      <text:p text:style-name="Standard"><text:s text:c="8"/>with_items: "{{ ui_projects }}"</text:p>
      <text:p text:style-name="Standard"><text:s text:c="8"/>when: '"{{ item.app }}" == "{{ app_name }}"'</text:p>
      <text:p text:style-name="Standard"/>
      <text:p text:style-name="Standard"><text:s text:c="2"/># <text:s text:c="3"/>- include: ../ansible/tasks/jira_update.yml jira_project="{{ item.jira_project }}" email_group="{{ item.email_group }}"</text:p>
      <text:p text:style-name="Standard"><text:s text:c="2"/># <text:s text:c="5"/>with_items: "{{ ui_projects }}"</text:p>
      <text:p text:style-name="Standard"><text:s text:c="2"/># <text:s text:c="5"/>when:</text:p>
      <text:p text:style-name="Standard"><text:s text:c="2"/># <text:s text:c="7"/>- '"{{ENV}}" == "prod"'</text:p>
      <text:p text:style-name="Standard"><text:s text:c="2"/># <text:s text:c="7"/>- '"{{ item.app }}" == "{{ app_name }}"'</text:p>
      <text:p text:style-name="Standard"><text:s text:c="2"/># <text:s text:c="5"/>tags:</text:p>
      <text:p text:style-name="Standard"><text:s text:c="2"/># <text:s text:c="7"/>- send_release_not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>ENV = <text:s/>dev</text:p>
      <text:p text:style-name="P1">user_name = ubuntu</text:p>
      <text:p text:style-name="P1">project_dir = <text:s/>delhivery</text:p>
      <text:p text:style-name="P1">app_name =</text:p>
      <text:p text:style-name="P1">item.repo = </text:p>
      <text:p text:style-name="P1">ui_projects = </text:p>
      <text:p text:style-name="P1"><text:s/>item.app =</text:p>
      <text:p text:style-name="P1">app_name = </text:p>
      <text:p text:style-name="P1">item.email_group = </text:p>
      <text:p text:style-name="P1">item.cdn_id =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43:11.200820269</meta:creation-date>
    <dc:date>2019-02-13T23:09:50.754772125</dc:date>
    <meta:editing-duration>PT3H30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5" meta:word-count="287" meta:character-count="2512" meta:non-whitespace-character-count="1903"/>
  </office:meta>
</office:document-meta>
</file>